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afd095" draw:textarea-horizontal-align="justify" draw:textarea-vertical-align="middle" draw:auto-grow-height="false" fo:min-height="2.584cm" fo:min-width="4.313cm"/>
      <style:paragraph-properties style:writing-mode="lr-tb"/>
    </style:style>
    <style:style style:name="gr2" style:family="graphic" style:parent-style-name="standard">
      <style:graphic-properties draw:fill="solid" draw:fill-color="#afd095" draw:textarea-horizontal-align="justify" draw:textarea-vertical-align="middle" draw:auto-grow-height="false" fo:min-height="2.583cm" fo:min-width="4.313cm"/>
      <style:paragraph-properties style:writing-mode="lr-tb"/>
    </style:style>
    <style:style style:name="gr3" style:family="graphic" style:parent-style-name="standard">
      <style:graphic-properties draw:fill="solid" draw:fill-color="#8e86ae" draw:textarea-horizontal-align="justify" draw:textarea-vertical-align="middle" draw:auto-grow-height="false" fo:min-height="2.584cm" fo:min-width="4.313cm"/>
      <style:paragraph-properties style:writing-mode="lr-tb"/>
    </style:style>
    <style:style style:name="gr4" style:family="graphic" style:parent-style-name="standard">
      <style:graphic-properties draw:fill="solid" draw:fill-color="#ffbf00" draw:textarea-horizontal-align="justify" draw:textarea-vertical-align="middle" draw:auto-grow-height="false" fo:min-height="2.584cm" fo:min-width="4.313cm"/>
      <style:paragraph-properties style:writing-mode="lr-tb"/>
    </style:style>
    <style:style style:name="gr5" style:family="graphic" style:parent-style-name="standard">
      <style:graphic-properties draw:fill="solid" draw:fill-color="#ffbf00" draw:textarea-horizontal-align="justify" draw:textarea-vertical-align="middle" draw:auto-grow-height="false" fo:min-height="2.584cm" fo:min-width="4.314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1" draw:marker-end-width="0.3cm" draw:fill="solid" draw:fill-color="#8e86ae" draw:textarea-vertical-align="middle"/>
    </style:style>
    <style:style style:name="gr8" style:family="graphic" style:parent-style-name="objectwithoutfill">
      <style:graphic-properties draw:marker-end="Arrowheads_20_1" draw:marker-end-width="0.3cm" draw:fill="solid" draw:fill-color="#ffbf00" draw:textarea-vertical-align="middle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2.584cm" fo:min-width="4.31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584cm" fo:min-width="4.314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="solid" draw:fill-color="#afd095"/>
      <style:paragraph-properties fo:text-align="center"/>
      <style:text-properties fo:font-size="16pt"/>
    </style:style>
    <style:style style:name="P3" style:family="paragraph">
      <loext:graphic-properties draw:fill="solid" draw:fill-color="#8e86ae"/>
      <style:paragraph-properties fo:text-align="center"/>
      <style:text-properties fo:font-size="16pt"/>
    </style:style>
    <style:style style:name="P4" style:family="paragraph">
      <loext:graphic-properties draw:fill="solid" draw:fill-color="#ffbf00"/>
      <style:paragraph-properties fo:text-align="center"/>
      <style:text-properties fo:font-size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8e86ae"/>
      <style:paragraph-properties fo:text-align="center"/>
    </style:style>
    <style:style style:name="P7" style:family="paragraph">
      <loext:graphic-properties draw:fill="solid" draw:fill-color="#ffbf00"/>
      <style:paragraph-properties fo:text-align="center"/>
    </style:style>
    <style:style style:name="P8" style:family="paragraph">
      <loext:graphic-properties draw:fill="solid" draw:fill-color="#cccccc"/>
      <style:paragraph-properties fo:text-align="center"/>
      <style:text-properties fo:font-size="16pt"/>
    </style:style>
    <style:style style:name="P9" style:family="paragraph">
      <loext:graphic-properties draw:fill-color="#ffffff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813cm" svg:height="2.834cm" svg:x="0.635cm" svg:y="4.33cm">
          <text:p text:style-name="P1"><text:span text:style-name="T1">Precipi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813cm" svg:height="2.833cm" svg:x="0.635cm" svg:y="7.374cm">
          <text:p text:style-name="P1"><text:span text:style-name="T1">Coastal factors (tide, river level, storm surg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813cm" svg:height="2.834cm" svg:x="6.125cm" svg:y="2.54cm">
          <text:p text:style-name="P1"><text:span text:style-name="T1">Terrain permeab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813cm" svg:height="2.834cm" svg:x="6.125cm" svg:y="5.552cm">
          <text:p text:style-name="P1"><text:span text:style-name="T1">Stormwater runoff infrastruct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813cm" svg:height="2.834cm" svg:x="6.125cm" svg:y="8.596cm">
          <text:p text:style-name="P1"><text:span text:style-name="T1">Slope and ele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4.813cm" svg:height="2.834cm" svg:x="16.777cm" svg:y="5.421cm">
          <text:p text:style-name="P1"><text:span text:style-name="T1">Choice to contact 3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814cm" svg:height="2.834cm" svg:x="22.225cm" svg:y="5.421cm">
          <text:p text:style-name="P1"><text:span text:style-name="T1">311 service reques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5.448cm" svg:y1="5.715cm" svg:x2="6.125cm" svg:y2="6.985cm">
          <text:p/>
        </draw:line>
        <draw:line draw:style-name="gr6" draw:text-style-name="P5" draw:layer="layout" svg:x1="5.448cm" svg:y1="8.89cm" svg:x2="6.125cm" svg:y2="6.985cm">
          <text:p/>
        </draw:line>
        <draw:line draw:style-name="gr7" draw:text-style-name="P6" draw:layer="layout" svg:x1="10.938cm" svg:y1="6.985cm" svg:x2="11.418cm" svg:y2="6.985cm">
          <text:p/>
        </draw:line>
        <draw:line draw:style-name="gr6" draw:text-style-name="P5" draw:layer="layout" svg:x1="16.232cm" svg:y1="6.985cm" svg:x2="16.777cm" svg:y2="6.985cm">
          <text:p/>
        </draw:line>
        <draw:line draw:style-name="gr8" draw:text-style-name="P7" draw:layer="layout" svg:x1="21.59cm" svg:y1="6.985cm" svg:x2="22.225cm" svg:y2="6.985cm">
          <text:p/>
        </draw:line>
        <draw:custom-shape draw:style-name="gr9" draw:text-style-name="P8" draw:layer="layout" svg:width="4.814cm" svg:height="2.834cm" svg:x="12.966cm" svg:y="1.27cm">
          <text:p text:style-name="P1"><text:span text:style-name="T1">Non-flooding iss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5" draw:layer="layout" svg:x1="15.875cm" svg:y1="4.104cm" svg:x2="16.777cm" svg:y2="6.985cm">
          <text:p/>
        </draw:line>
        <draw:custom-shape draw:style-name="gr10" draw:text-style-name="P1" draw:layer="layout" svg:width="4.814cm" svg:height="2.834cm" svg:x="11.418cm" svg:y="5.463cm">
          <text:p text:style-name="P1"><text:span text:style-name="T1">Floo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6" draw:layer="layout" svg:x1="10.938cm" svg:y1="3.81cm" svg:x2="11.418cm" svg:y2="6.985cm">
          <text:p/>
        </draw:line>
        <draw:line draw:style-name="gr7" draw:text-style-name="P6" draw:layer="layout" svg:x1="10.938cm" svg:y1="10.16cm" svg:x2="11.418cm" svg:y2="6.985cm">
          <text:p/>
        </draw:lin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06T22:29:10.313220039</meta:creation-date>
    <dc:date>2024-02-06T22:48:45.996281221</dc:date>
    <meta:editing-duration>PT9M4S</meta:editing-duration>
    <meta:editing-cycles>2</meta:editing-cycles>
    <meta:generator>LibreOffice/7.3.7.2$Linux_X86_64 LibreOffice_project/30$Build-2</meta:generator>
    <meta:document-statistic meta:object-count="40"/>
  </office:meta>
</office:document-meta>
</file>